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ntium Book Basic" svg:font-family="'Gentium Book Basic'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┌─────────────┐</text:p>
      <text:p text:style-name="Standard">│ <text:s text:c="2"/>IGC(s) <text:s text:c="3"/>│ <text:s text:c="2"/>e.g. ./igc/2020-11-08 Lumpy Paterson 108645.igc</text:p>
      <text:p text:style-name="Standard">└─────┬───────┘</text:p>
      <text:p text:style-name="Standard"><text:s text:c="6"/>│ <text:s/>parse + derive + tow exclusion (shared)</text:p>
      <text:p text:style-name="Standard"><text:s text:c="6"/>│</text:p>
      <text:p text:style-name="Standard"><text:s text:c="6"/>▼</text:p>
      <text:p text:style-name="Standard">┌───────────────────┐ <text:s text:c="13"/>┌──────────────────────┐</text:p>
      <text:p text:style-name="Standard">│ altitude_gain_v3g │ <text:s text:c="13"/>│ circles_detector_v2 <text:s/>│</text:p>
      <text:p text:style-name="Standard">│ <text:s/>(altitude-only) <text:s/>│ <text:s text:c="13"/>│ <text:s/>(circles-only) <text:s text:c="5"/>│</text:p>
      <text:p text:style-name="Standard">│ - finds climbs <text:s text:c="3"/>│ <text:s text:c="13"/>│ - finds 360° turns <text:s text:c="2"/>│</text:p>
      <text:p text:style-name="Standard">│ - clusters peaks <text:s/>│ <text:s text:c="13"/>│ - clusters circles <text:s text:c="2"/>│</text:p>
      <text:p text:style-name="Standard">└────────┬──────────┘ <text:s text:c="13"/>└──────────┬───────────┘</text:p>
      <text:p text:style-name="Standard"><text:s text:c="9"/>│ <text:s text:c="36"/>│</text:p>
      <text:p text:style-name="Standard"><text:s text:c="9"/>│ writes per-IGC enriched CSVs <text:s text:c="7"/>│</text:p>
      <text:p text:style-name="Standard"><text:s text:c="9"/>│ <text:s text:c="36"/>│</text:p>
      <text:p text:style-name="Standard"><text:s text:c="9"/>▼ <text:s text:c="36"/>▼</text:p>
      <text:p text:style-name="Standard"><text:s text:c="3"/>outputs/&lt;base&gt;_ <text:s text:c="20"/>outputs/&lt;base&gt;_</text:p>
      <text:p text:style-name="Standard"><text:s text:c="3"/>altitude_clusters_enriched_*.csv <text:s text:c="3"/>circle_clusters_enriched_*.csv</text:p>
      <text:p text:style-name="Standard"><text:s text:c="3"/>(cluster_id, lat, lon, start/end, <text:s text:c="2"/>(cluster_id, lat, lon, start/end,</text:p>
      <text:p text:style-name="Standard"><text:s text:c="4"/>n, gain_m, avg_rate_mps, …) <text:s text:c="8"/>n, gain_m?, avg_rate_mps?, …)</text:p>
      <text:p text:style-name="Standard"><text:s text:c="9"/>│ <text:s text:c="36"/>│</text:p>
      <text:p text:style-name="Standard"><text:s text:c="9"/>└──────────────┬──────────────────────┘</text:p>
      <text:p text:style-name="Standard"><text:s text:c="24"/>│</text:p>
      <text:p text:style-name="Standard"><text:s text:c="24"/>▼</text:p>
      <text:p text:style-name="Standard"><text:s text:c="14"/>┌──────────────────────┐</text:p>
      <text:p text:style-name="Standard"><text:s text:c="14"/>│ overlay_circles_… <text:s text:c="3"/>│ <text:s/>(map: orange ✕ = altitude, black ✕ = circles)</text:p>
      <text:p text:style-name="Standard"><text:s text:c="14"/>│ <text:s/>- plots both <text:s text:c="7"/>│ <text:s/>(labels: T# and circle n, offset to avoid overlap)</text:p>
      <text:p text:style-name="Standard"><text:s text:c="14"/>│ <text:s/>- prints param banner</text:p>
      <text:p text:style-name="Standard"><text:s text:c="14"/>└──────────────────────┘</text:p>
      <text:p text:style-name="Standard"><text:s text:c="24"/>│</text:p>
      <text:p text:style-name="Standard"><text:s text:c="24"/>│ optional visual sanity check</text:p>
      <text:p text:style-name="Standard"><text:s text:c="24"/>▼</text:p>
      <text:p text:style-name="Standard"><text:s text:c="14"/>┌───────────────────────────────┐</text:p>
      <text:p text:style-name="Standard"><text:s text:c="14"/>│ match_* (3 variants) <text:s text:c="9"/>│ <text:s/>strict / many→one / alt→many</text:p>
      <text:p text:style-name="Standard"><text:s text:c="14"/>│ - EPS_M, MIN_OVL_FRAC, <text:s text:c="7"/>│ <text:s/>spatial + temporal overlap/gap</text:p>
      <text:p text:style-name="Standard"><text:s text:c="14"/>│ <text:s text:c="2"/>MAX_TIME_GAP_S <text:s text:c="13"/>│</text:p>
      <text:p text:style-name="Standard"><text:s text:c="14"/>└───────────┬───────────────────┘</text:p>
      <text:p text:style-name="Standard"><text:s text:c="26"/>│ writes matched CSVs</text:p>
      <text:p text:style-name="Standard"><text:s text:c="26"/>▼</text:p>
      <text:p text:style-name="Standard"><text:s text:c="8"/>outputs/matched_clusters_*.csv</text:p>
      <text:p text:style-name="Standard"><text:s text:c="8"/>outputs/matched_clusters_many_to_one_*.csv</text:p>
      <text:p text:style-name="Standard"><text:s text:c="8"/>outputs/matched_alt_to_many_*.csv</text:p>
      <text:p text:style-name="Standard"><text:s text:c="26"/>│</text:p>
      <text:p text:style-name="Standard"><text:s text:c="26"/>▼</text:p>
      <text:p text:style-name="Standard"><text:s text:c="14"/>┌───────────────────────────────┐</text:p>
      <text:p text:style-name="Standard"><text:s text:c="14"/>│ compare_matches_v1c <text:s text:c="10"/>│ <text:s/>(stacks all match modes)</text:p>
      <text:p text:style-name="Standard"><text:s text:c="14"/>│ - prints aligned table incl. <text:s/>│ <text:s/>c_n (circle size) &amp; a_n (alt size)</text:p>
      <text:p text:style-name="Standard"><text:s text:c="14"/>│ - writes outputs/compare_*.csv│</text:p>
      <text:p text:style-name="Standard"><text:s text:c="14"/>└───────────────────────────────┘</text:p>
      <text:p text:style-name="Standard"><text:s text:c="26"/>│</text:p>
      <text:p text:style-name="Standard"><text:s text:c="26"/>▼</text:p>
      <text:p text:style-name="Standard"><text:s text:c="14"/>┌───────────────────────────────┐</text:p>
      <text:p text:style-name="Standard"><text:s text:c="14"/>│ batch_match_igc_v1 <text:s text:c="11"/>│ <text:s/>(multi-IGC)</text:p>
      <text:p text:style-name="Standard"><text:s text:c="14"/>│ - defaults to ./igc/ <text:s text:c="9"/>│</text:p>
      <text:p text:style-name="Standard"><text:s text:c="14"/>│ - groups per-IGC enriched, <text:s text:c="3"/>│</text:p>
      <text:p text:style-name="Standard"><text:soft-page-break/><text:s text:c="14"/>│ <text:s text:c="2"/>matches, and appends rows <text:s text:c="2"/>│</text:p>
      <text:p text:style-name="Standard"><text:s text:c="14"/>│ - writes outputs/batch_*.csv <text:s/>│</text:p>
      <text:p text:style-name="Standard"><text:s text:c="14"/>└───────────────────────────────┘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ntium Book Basic" svg:font-family="'Gentium Book Basic'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ntium Book Basic" fo:font-size="11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entium Book Basic" fo:font-size="11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ntium Book Basic" fo:font-family="'Gentium Book Basic'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Gentium Book Basic" fo:font-family="'Gentium Book Basic'" fo:font-size="12pt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ntium Book Basic" fo:font-family="'Gentium Book Basic'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ntium Book Basic" fo:font-family="'Gentium Book Basic'" fo:font-size="12pt"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4T09:09:22.700547958</meta:creation-date>
    <dc:date>2025-10-01T14:28:35.825765082</dc:date>
    <meta:editing-duration>P17DT5H15M59S</meta:editing-duration>
    <meta:editing-cycles>1</meta:editing-cycles>
    <meta:document-statistic meta:table-count="0" meta:image-count="0" meta:object-count="0" meta:page-count="2" meta:paragraph-count="58" meta:word-count="226" meta:character-count="2753" meta:non-whitespace-character-count="1516"/>
    <meta:generator>LibreOffice/7.6.6.3$MacOSX_AARCH64 LibreOffice_project/d97b2716a9a4a2ce1391dee1765565ea469b0ae7</meta:generator>
  </office:meta>
</office:document-meta>
</file>